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table:table-cell table:style-name="ACE-2" office:value-type="string">
            <text:p>KigoshiEtal1973</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91">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4" gnm:cursor-row="20">
          <gnm:selection gnm:start-col="4" gnm:start-row="20" gnm:end-col="4" gnm:end-row="20"/>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3T14:37:10Z</dc:date>
    <meta:creation-date>2022-09-01T09:20:31Z</meta:creation-date>
    <meta:generator>gnumeric/1.12.46</meta:generator>
  </office:meta>
</office:document-meta>
</file>